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5-03-04 1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5-02-04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5-01-0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12-04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11-07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10-0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09-04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08-08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07-01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06-03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05-01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03-07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02-05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4-01-0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3-12-06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3-11-06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3-10-0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3-09-05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3-08-02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3-07-05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3-04-06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3-01-03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10-1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09-08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08-03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07-12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06-06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05-04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04-11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03-0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02-02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2-01-0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1-11-23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1-10-19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1-07-13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1-04-22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1-01-0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0-10-15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0-07-07 0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0-03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434" calcext:value-type="float">
            <text:p>0.4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8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